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b9ff" officeooo:paragraph-rsid="0051b9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b16f1" officeooo:paragraph-rsid="00591eb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b16f1" officeooo:paragraph-rsid="004b16f1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c7f05" officeooo:paragraph-rsid="004c7f0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c7f05" officeooo:paragraph-rsid="00591eb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4c7f05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16f1" officeooo:paragraph-rsid="0051b9ff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16f1" officeooo:paragraph-rsid="004b16f1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1eba" officeooo:paragraph-rsid="00591eb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87861" officeooo:paragraph-rsid="0058786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87861" officeooo:paragraph-rsid="00591eb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87861" officeooo:paragraph-rsid="0058786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51b9ff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4b16f1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5572d7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587861"/>
    </style:style>
    <style:style style:name="P18" style:family="paragraph" style:parent-style-name="Standard">
      <style:paragraph-properties fo:text-align="start" style:justify-single-word="false"/>
      <style:text-properties officeooo:paragraph-rsid="005fad85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587861" officeooo:paragraph-rsid="00591eba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587861" officeooo:paragraph-rsid="00587861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ad85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ad85" style:font-weight-asian="bold" style:font-weight-complex="bold"/>
    </style:style>
    <style:style style:name="T1" style:family="text">
      <style:text-properties officeooo:rsid="004bedbe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4b16f1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4deb04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fc08e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216e2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5572d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58786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fo:font-weight="bold" officeooo:rsid="00587861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style="normal" fo:font-weight="bold" officeooo:rsid="004c7f05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style="normal" fo:font-weight="bold" officeooo:rsid="00591eba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style="normal" fo:font-weight="bold" officeooo:rsid="005572d7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a782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b16f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91eb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216e2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ddcd5" style:font-size-asian="12pt" style:font-weight-asian="bold" style:font-size-complex="12pt" style:font-weight-complex="bold"/>
    </style:style>
    <style:style style:name="T23" style:family="text">
      <style:text-properties officeooo:rsid="0051536f"/>
    </style:style>
    <style:style style:name="T24" style:family="text">
      <style:text-properties officeooo:rsid="0051b9ff"/>
    </style:style>
    <style:style style:name="T25" style:family="text">
      <style:text-properties officeooo:rsid="005216e2"/>
    </style:style>
    <style:style style:name="T26" style:family="text">
      <style:text-properties officeooo:rsid="00591eba"/>
    </style:style>
    <style:style style:name="T27" style:family="text">
      <style:text-properties fo:font-style="normal" officeooo:rsid="00591eba" style:font-style-asian="normal" style:font-style-complex="normal"/>
    </style:style>
    <style:style style:name="T28" style:family="text">
      <style:text-properties fo:font-style="normal" officeooo:rsid="004c7f05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1b9ff" style:font-weight-asian="bold" style:font-weight-complex="bold"/>
    </style:style>
    <style:style style:name="T31" style:family="text">
      <style:text-properties fo:font-weight="bold" officeooo:rsid="0051536f" style:font-weight-asian="bold" style:font-weight-complex="bold"/>
    </style:style>
    <style:style style:name="T32" style:family="text">
      <style:text-properties fo:font-weight="bold" officeooo:rsid="005216e2" style:font-weight-asian="bold" style:font-weight-complex="bold"/>
    </style:style>
    <style:style style:name="T33" style:family="text">
      <style:text-properties fo:font-weight="bold" officeooo:rsid="004bedbe" style:font-weight-asian="bold" style:font-weight-complex="bold"/>
    </style:style>
    <style:style style:name="T3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1">1<text:span text:style-name="T34">xx</text:span> - Controls</text:p>
          </table:table-cell>
          <table:table-cell table:style-name="Table1.B1" office:value-type="string">
            <text:p text:style-name="P22">2xx - Ground</text:p>
          </table:table-cell>
          <table:table-cell table:style-name="Table1.B1" office:value-type="string">
            <text:p text:style-name="P22">3xx - Flight</text:p>
          </table:table-cell>
          <table:table-cell table:style-name="Table1.B1" office:value-type="string">
            <text:p text:style-name="P22">4xx - A2A</text:p>
          </table:table-cell>
          <table:table-cell table:style-name="Table1.E1" office:value-type="string">
            <text:p text:style-name="P22">5xx - A2G</text:p>
          </table:table-cell>
          <table:table-cell table:style-name="Table1.F1" office:value-type="string">
            <text:p text:style-name="P22">6xx - Misc</text:p>
          </table:table-cell>
        </table:table-row>
      </table:table>
      <text:p text:style-name="P18"><text:span text:style-name="T15">5</text:span><text:span text:style-name="T22">0</text:span><text:span text:style-name="T15">2</text:span><text:span text:style-name="T14"> - </text:span><text:span text:style-name="T16">A/G</text:span><text:span text:style-name="T17"> - </text:span><text:span text:style-name="T18">Unguided Bombs, Rockets, </text:span><text:span text:style-name="T19">GROM</text:span></text:p>
      <text:p text:style-name="P1"/>
      <text:p text:style-name="P2">Stations on the plane are numbered 3-1-2-4 from pilot's perspective.</text:p>
      <text:p text:style-name="P1"/>
      <text:p text:style-name="P2">All</text:p>
      <text:list text:style-name="L1">
        <text:list-item>
          <text:p text:style-name="P8"><text:span text:style-name="T29">Master Mode switch</text:span> ... <text:span text:style-name="T29">GND</text:span></text:p>
        </text:list-item>
        <text:list-item>
          <text:p text:style-name="P14"><text:span text:style-name="T19">Weapon Mode switch</text:span><text:span text:style-name="T2"> ... </text:span><text:span text:style-name="T20">NEUTRAL</text:span></text:p>
        </text:list-item>
        <text:list-item>
          <text:p text:style-name="P8"><text:span text:style-name="T30">Bottom </text:span><text:span text:style-name="T29">ASP Mode switch</text:span> ... <text:span text:style-name="T29">AUT</text:span></text:p>
        </text:list-item>
        <text:list-item>
          <text:p text:style-name="P8"><text:span text:style-name="T30">ASP Pipper mode paddle switch</text:span><text:span text:style-name="T24"> ... </text:span><text:span text:style-name="T30">MSL</text:span><text:span text:style-name="T24"> or </text:span><text:span text:style-name="T31">GYRO</text:span><text:span text:style-name="T23">??</text:span></text:p>
        </text:list-item>
        <text:list-item>
          <text:p text:style-name="P14"><text:span text:style-name="T19">Target Size knob</text:span><text:span text:style-name="T2"> ... </text:span><text:span text:style-name="T21">As needed</text:span><text:span text:style-name="T5"> (10-12 meters if unknown)</text:span></text:p>
        </text:list-item>
      </text:list>
      <text:p text:style-name="P1"/>
      <text:p text:style-name="P3">Unguided bombs -- <text:span text:style-name="T27">WIP</text:span><text:span text:style-name="T28"> </text:span><text:span text:style-name="T27">(needs verification)</text:span></text:p>
      <text:list xml:id="list3584789880" text:style-name="L2">
        <text:list-item>
          <text:p text:style-name="P15"><text:span text:style-name="T19">Weapon Selector knob</text:span><text:span text:style-name="T2"> ... "</text:span><text:span text:style-name="T19">B</text:span><text:span text:style-name="T2">" </text:span><text:span text:style-name="T3">outer </text:span><text:span text:style-name="T4">scale</text:span><text:span text:style-name="T2"> on the left: </text:span><text:span text:style-name="T19">1-2</text:span><text:span text:style-name="T2"> for inner stations, </text:span><text:span text:style-name="T19">3-4</text:span><text:span text:style-name="T2"> for outer stations, </text:span><text:span text:style-name="T19">1-4</text:span><text:span text:style-name="T2"> for all stations</text:span></text:p>
        </text:list-item>
        <text:list-item>
          <text:p text:style-name="P9"><text:span text:style-name="T29">ASP Mode switches</text:span>, top to bottom ... <text:span text:style-name="T29">LNC</text:span>, <text:span text:style-name="T29">B</text:span>, <text:span text:style-name="T29">AUT</text:span>, <text:span text:style-name="T31">GYRO</text:span><text:span text:style-name="T23"> </text:span><text:span text:style-name="T25">or </text:span><text:span text:style-name="T32">MSL</text:span><text:span text:style-name="T25">??</text:span></text:p>
        </text:list-item>
      </text:list>
      <text:p text:style-name="P4">On center console</text:p>
      <text:list xml:id="list183205918367617" text:continue-numbering="true" text:style-name="L2">
        <text:list-item>
          <text:p text:style-name="P9"><text:span text:style-name="T29">Tactical Drop cover</text:span> ... <text:span text:style-name="T29">Open</text:span></text:p>
        </text:list-item>
        <text:list-item>
          <text:p text:style-name="P9"><text:span text:style-name="T29">Tactical Drop switch</text:span> ... <text:span text:style-name="T29">On</text:span> (up)</text:p>
        </text:list-item>
      </text:list>
      <text:p text:style-name="P4">Radar panel (to right of right knee)</text:p>
      <text:list xml:id="list183204818539593" text:continue-numbering="true" text:style-name="L2">
        <text:list-item>
          <text:p text:style-name="P9"><text:span text:style-name="T29">Radar power switch</text:span> ... <text:span text:style-name="T29">On</text:span></text:p>
        </text:list-item>
        <text:list-item>
          <text:p text:style-name="P9"><text:span text:style-name="T29">Radar low altitude mode</text:span> ... <text:span text:style-name="T29">Low Altitude Filter</text:span> (<text:span text:style-name="T29">Shift Middle Finger Hat press</text:span>, cockpit switch in middle position)</text:p>
        </text:list-item>
        <text:list-item>
          <text:p text:style-name="P9"><text:span text:style-name="T29">Locked Beam</text:span> ... <text:span text:style-name="T29">On</text:span></text:p>
        </text:list-item>
      </text:list>
      <text:p text:style-name="P4">Bomb run</text:p>
      <text:list xml:id="list183204626657918" text:continue-numbering="true" text:style-name="L2">
        <text:list-item>
          <text:p text:style-name="P9">Begin run at 4000 to 5000 m.</text:p>
        </text:list-item>
        <text:list-item>
          <text:p text:style-name="P9">Dive steeply, 60 deg if possible</text:p>
        </text:list-item>
        <text:list-item>
          <text:p text:style-name="P9">When pipper reaches target, press <text:span text:style-name="T29">Red Button</text:span> to pickle.</text:p>
        </text:list-item>
        <text:list-item>
          <text:p text:style-name="P9">Pull up at <text:span text:style-name="T29">5 Gs or less</text:span> to avoid ripping stores off wings.</text:p>
        </text:list-item>
        <text:list-item>
          <text:p text:style-name="P9">Set up for next run by setting <text:span text:style-name="T33">Weapon Selector knob</text:span><text:span text:style-name="T1"> to next set of pylons.</text:span></text:p>
        </text:list-item>
      </text:list>
      <text:p text:style-name="P4"/>
      <text:p text:style-name="P6">Rockets -- <text:span text:style-name="T26">WIP</text:span> <text:span text:style-name="T26">(needs verification)</text:span></text:p>
      <text:list text:style-name="L3">
        <text:list-item>
          <text:p text:style-name="P10"><text:span text:style-name="T29">Air/Ground switch</text:span> ... <text:span text:style-name="T29">GROUND</text:span></text:p>
        </text:list-item>
        <text:list-item>
          <text:p text:style-name="P10"><text:span text:style-name="T29">Pylon knob</text:span> ... Number of rockets per burst as desired: <text:span text:style-name="T29">4</text:span>, <text:span text:style-name="T29">8</text:span>, <text:span text:style-name="T29">16</text:span>, or for S-24s either <text:span text:style-name="T29">1-2</text:span> or <text:span text:style-name="T29">3-4</text:span></text:p>
        </text:list-item>
        <text:list-item>
          <text:p text:style-name="P19"><text:span text:style-name="T7">G</text:span><text:span text:style-name="T6">unsight switches:</text:span></text:p>
          <text:list>
            <text:list-item>
              <text:p text:style-name="P12">LNC</text:p>
            </text:list-item>
            <text:list-item>
              <text:p text:style-name="P12">S</text:p>
            </text:list-item>
            <text:list-item>
              <text:p text:style-name="P12">AUT</text:p>
            </text:list-item>
            <text:list-item>
              <text:p text:style-name="P12">GYRO</text:p>
            </text:list-item>
          </text:list>
        </text:list-item>
        <text:list-item>
          <text:p text:style-name="P10">Fire with <text:span text:style-name="T29">Red Button</text:span>.</text:p>
        </text:list-item>
      </text:list>
      <text:p text:style-name="P5"/>
      <text:p text:style-name="P7"><text:span text:style-name="T10">KH-66 </text:span><text:span text:style-name="T11">GROM -- </text:span><text:span text:style-name="T10">Beam-riding A/G missile -- </text:span><text:span text:style-name="T12">WIP</text:span><text:span text:style-name="T11"> </text:span><text:span text:style-name="T12">(needs verification)</text:span></text:p>
      <text:list text:style-name="L4">
        <text:list-item>
          <text:p text:style-name="P20"><text:span text:style-name="T13">A</text:span><text:span text:style-name="T9">ir/Ground switch</text:span><text:span text:style-name="T6"> ... </text:span><text:span text:style-name="T9">GROUND</text:span></text:p>
        </text:list-item>
        <text:list-item>
          <text:p text:style-name="P11"><text:span text:style-name="T29">Missile Mode switch</text:span> ... <text:span text:style-name="T29">NEUTRAL</text:span>??</text:p>
        </text:list-item>
        <text:list-item>
          <text:p text:style-name="P16"><text:span text:style-name="T13">Pylon knob</text:span><text:span text:style-name="T7"> ... </text:span><text:span text:style-name="T11">S-</text:span><text:span text:style-name="T13">24 </text:span><text:span text:style-name="T10">RKT</text:span><text:span text:style-name="T13"> 1-2</text:span></text:p>
        </text:list-item>
        <text:list-item>
          <text:p text:style-name="P20"><text:span text:style-name="T7">G</text:span><text:span text:style-name="T6">unsight switches:</text:span></text:p>
          <text:list>
            <text:list-item>
              <text:p text:style-name="P13">LNC</text:p>
            </text:list-item>
            <text:list-item>
              <text:p text:style-name="P13">S</text:p>
            </text:list-item>
            <text:list-item>
              <text:p text:style-name="P13">AUT</text:p>
            </text:list-item>
            <text:list-item>
              <text:p text:style-name="P13">GYRO</text:p>
            </text:list-item>
          </text:list>
        </text:list-item>
        <text:list-item>
          <text:p text:style-name="P11">Radar:</text:p>
          <text:list>
            <text:list-item>
              <text:p text:style-name="P11"><text:span text:style-name="T29">Low Alt switch</text:span> ... <text:span text:style-name="T29">Middle position</text:span></text:p>
            </text:list-item>
            <text:list-item>
              <text:p text:style-name="P11"><text:span text:style-name="T29">Locked Beam</text:span> ... <text:span text:style-name="T29">ON</text:span></text:p>
            </text:list-item>
          </text:list>
        </text:list-item>
        <text:list-item>
          <text:p text:style-name="P11">Dive and point pipper at target.</text:p>
        </text:list-item>
        <text:list-item>
          <text:p text:style-name="P17"><text:span text:style-name="T8">Fire with </text:span><text:span text:style-name="T12">Red Button</text:span><text:span text:style-name="T8">, missile beam-rides to pipp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04.267000000</dc:date>
    <meta:editing-duration>PT14H18M</meta:editing-duration>
    <meta:editing-cycles>5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3" meta:word-count="346" meta:character-count="1729" meta:non-whitespace-character-count="1474"/>
  </office:meta>
</office:document-meta>
</file>